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>
      <style:paragraph-properties fo:line-height="200%" fo:text-align="center" style:justify-single-word="false"/>
      <style:text-properties fo:font-size="12pt" fo:font-weight="bold" officeooo:rsid="002a21aa" officeooo:paragraph-rsid="002a21a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 style:writing-mode="lr-tb"/>
      <style:text-properties fo:font-style="normal" fo:font-weight="normal" officeooo:rsid="002a21aa" officeooo:paragraph-rsid="002a21a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200%" fo:text-align="start" style:justify-single-word="false" style:writing-mode="lr-tb"/>
      <style:text-properties fo:font-size="12pt" fo:font-style="normal" fo:font-weight="normal" officeooo:rsid="002a21aa" officeooo:paragraph-rsid="002a21a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line-height="200%" fo:text-align="start" style:justify-single-word="false" style:writing-mode="lr-tb"/>
      <style:text-properties fo:font-style="normal" fo:font-weight="normal" officeooo:rsid="002a21aa" officeooo:paragraph-rsid="002a21aa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line-height="200%" fo:text-align="start" style:justify-single-word="false" style:writing-mode="lr-tb"/>
      <style:text-properties fo:font-size="12pt" fo:font-style="normal" fo:font-weight="normal" officeooo:rsid="002a21aa" officeooo:paragraph-rsid="002a21a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1ebdac"/>
    </style:style>
    <style:style style:name="T2" style:family="text">
      <style:text-properties officeooo:rsid="002a21a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be3f0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be3f0" style:font-size-asian="12pt" style:font-weight-asian="bold" style:font-size-complex="12pt" style:font-weight-complex="bold"/>
    </style:style>
    <style:style style:name="T7" style:family="text">
      <style:text-properties officeooo:rsid="002be3f0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cense</text:p>
      <text:p text:style-name="P3"><text:span text:style-name="T3">I, </text:span><text:span text:style-name="T5">Rex Djere</text:span><text:span text:style-name="T3">, own the sole copyright on all of the contents of the </text:span><text:span text:style-name="T5">Saxtalk.com Daily Saxophone Etudes Volume 1</text:span><text:span text:style-name="T3">, and all of the contents of this book are licensed under the </text:span><text:span text:style-name="T5">Creative Commons Attribution International (CC BY 4.0) license</text:span><text:span text:style-name="T3">.</text:span></text:p>
      <text:p text:style-name="P4">Under the CC BY 4.0 <text:span text:style-name="T7">license</text:span>, you are free to:</text:p>
      <text:list xml:id="list1914264667" text:style-name="L1">
        <text:list-item>
          <text:p text:style-name="P5"><text:span text:style-name="T5">Share</text:span><text:span text:style-name="T3">: Copy and redistribute this book, and its contents, in any medium or format.</text:span></text:p>
        </text:list-item>
        <text:list-item>
          <text:p text:style-name="P5"><text:span text:style-name="T5">Adapt</text:span><text:span text:style-name="T3">: Remix, transform, and build upon this book, and its contents, for any purpose, even commercially.</text:span></text:p>
        </text:list-item>
        <text:list-item>
          <text:p text:style-name="P6">The <text:span text:style-name="T8">licensor</text:span>, Rex Djere, cannot revoke these terms, as long as you follow the license terms.</text:p>
        </text:list-item>
        <text:list-item>
          <text:p text:style-name="P5"><text:span text:style-name="T5">However</text:span><text:span text:style-name="T3">, you </text:span><text:span text:style-name="T6">MUST</text:span><text:span text:style-name="T3"> give proper credit to the licensor, Rex Djere, in you</text:span><text:span text:style-name="T4">r</text:span><text:span text:style-name="T3"> shared or adapted version of this book, and its contents. This is known as </text:span><text:span text:style-name="T5">Attribution</text:span><text:span text:style-name="T3">, giving proper credit to the licensor. </text:span><text:span text:style-name="T5">No additional restrictions apply</text:span><text:span text:style-name="T3">.</text:span></text:p>
        </text:list-item>
        <text:list-item>
          <text:p text:style-name="P5"><text:span text:style-name="T3">This has been a brief summary of the license, but in using this book and its contents, you </text:span><text:span text:style-name="T5">MUST </text:span><text:span text:style-name="T4">fully</text:span><text:span text:style-name="T6"> </text:span><text:span text:style-name="T3">comply with the full terms of the </text:span><text:span text:style-name="T5">CC BY 4.0 license </text:span><text:span text:style-name="T3">here: </text:span></text:p>
          <text:p text:style-name="P5"><text:a xlink:type="simple" xlink:href="https://creativecommons.org/licenses/by/4.0/legalcode" text:style-name="Internet_20_link" text:visited-style-name="Visited_20_Internet_20_Link"><text:span text:style-name="T3">https://creativecommons.org/licenses/by/4.0/legalcod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a21a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3846648764960">
            <table:table-cell table:style-name="Table1.A1" office:value-type="string">
              <text:p text:style-name="MP2">Page 000<text:span text:style-name="MT1">0</text:span><text:span text:style-name="MT2">g</text:span></text:p>
            </table:table-cell>
          </table:table-row>
          <table:table-row table:style-name="TableLine93846649030800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7:36:19.566672508</dc:date>
    <meta:editing-duration>PT44M7S</meta:editing-duration>
    <meta:editing-cycles>11</meta:editing-cycles>
    <meta:generator>LibreOffice/7.1.5.2$Linux_X86_64 LibreOffice_project/10$Build-2</meta:generator>
    <meta:document-statistic meta:table-count="1" meta:image-count="0" meta:object-count="0" meta:page-count="1" meta:paragraph-count="11" meta:word-count="184" meta:character-count="1082" meta:non-whitespace-character-count="913"/>
  </office:meta>
</office:document-meta>
</file>